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0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15cm"/>
      <style:paragraph-properties style:writing-mode="lr-tb"/>
    </style:style>
    <style:style style:name="gr13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54cm"/>
      <style:paragraph-properties style:writing-mode="lr-tb"/>
    </style:style>
    <style:style style:name="gr15" style:family="graphic" style:parent-style-name="objectwithoutfill">
      <style:graphic-properties svg:stroke-width="0.035cm" svg:stroke-color="#ea75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3465a4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ea7500" loext:opacity="100%" fo:font-size="8pt" style:font-size-asian="8pt" style:font-size-complex="8pt"/>
    </style:style>
    <style:style style:name="T2" style:family="text">
      <style:text-properties fo:color="#ea7500" loext:opacity="100%" style:text-position="-8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cm" svg:height="0.199cm" svg:x="1cm" svg:y="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2" draw:text-style-name="P2" draw:layer="layout" svg:width="0.799cm" svg:height="0cm" svg:x="6.2cm" svg:y="2.3cm" svg:viewBox="0 0 800 0" svg:d="M0 0c200 0 600 0 800 0">
            <text:p/>
          </draw:path>
          <draw:path draw:style-name="gr2" draw:text-style-name="P2" draw:layer="layout" svg:width="0cm" svg:height="0.799cm" svg:x="6.6cm" svg:y="1.5cm" svg:viewBox="0 0 0 800" svg:d="M0 0c0 267 0 533 0 800">
            <text:p/>
          </draw:path>
          <draw:path draw:style-name="gr2" draw:text-style-name="P2" draw:layer="layout" svg:width="0cm" svg:height="0.899cm" svg:x="6.6cm" svg:y="2.6cm" svg:viewBox="0 0 0 900" svg:d="M0 0c0 267 0 633 0 900">
            <text:p/>
          </draw:path>
          <draw:path draw:style-name="gr3" draw:text-style-name="P2" draw:layer="layout" svg:width="0.639cm" svg:height="0.487cm" draw:transform="rotate (0.643502895210309) translate (6.1953067688017cm 2.7937423816913cm)" svg:viewBox="0 0 640 488" svg:d="M0 8c560-80 640 480 640 480">
            <text:p/>
          </draw:path>
          <draw:line draw:style-name="gr3" draw:text-style-name="P2" draw:layer="layout" svg:x1="6.8cm" svg:y1="2cm" svg:x2="6.8cm" svg:y2="2.2cm">
            <text:p/>
          </draw:line>
          <draw:line draw:style-name="gr3" draw:text-style-name="P2" draw:layer="layout" svg:x1="6.9cm" svg:y1="2.1cm" svg:x2="6.7cm" svg:y2="2.1cm">
            <text:p/>
          </draw:line>
        </draw:g>
        <draw:g>
          <draw:line draw:style-name="gr3" draw:text-style-name="P2" draw:layer="layout" svg:x1="2.1cm" svg:y1="1.5cm" svg:x2="3cm" svg:y2="0.9cm">
            <text:p/>
          </draw:line>
          <draw:line draw:style-name="gr3" draw:text-style-name="P2" draw:layer="layout" svg:x1="3.1cm" svg:y1="1.5cm" svg:x2="3.6cm" svg:y2="1.5cm">
            <text:p/>
          </draw:line>
          <draw:line draw:style-name="gr3" draw:text-style-name="P2" draw:layer="layout" svg:x1="1.6cm" svg:y1="1.5cm" svg:x2="2.1cm" svg:y2="1.5cm">
            <text:p/>
          </draw:line>
        </draw:g>
        <draw:g>
          <draw:line draw:style-name="gr4" draw:text-style-name="P3" draw:layer="layout" svg:x1="4.1cm" svg:y1="1.5cm" svg:x2="4.5cm" svg:y2="1.5cm">
            <text:p/>
          </draw:line>
          <draw:line draw:style-name="gr4" draw:text-style-name="P3" draw:layer="layout" svg:x1="5.7cm" svg:y1="1.5cm" svg:x2="6.1cm" svg:y2="1.5cm">
            <text:p/>
          </draw:line>
          <draw:ellipse draw:style-name="gr5" draw:text-style-name="P3" draw:layer="layout" svg:width="0.3cm" svg:height="0.6cm" draw:transform="rotate (-3.14159265358979) translate (4.8cm 1.8cm)" draw:kind="arc" draw:start-angle="180" draw:end-angle="0">
            <text:p/>
          </draw:ellipse>
          <draw:ellipse draw:style-name="gr5" draw:text-style-name="P3" draw:layer="layout" svg:width="0.3cm" svg:height="0.6cm" draw:transform="rotate (-3.14159265358979) translate (5.1cm 1.8cm)" draw:kind="arc" draw:start-angle="180" draw:end-angle="0">
            <text:p/>
          </draw:ellipse>
          <draw:ellipse draw:style-name="gr5" draw:text-style-name="P3" draw:layer="layout" svg:width="0.3cm" svg:height="0.6cm" draw:transform="rotate (-3.14159265358979) translate (5.4cm 1.8cm)" draw:kind="arc" draw:start-angle="180" draw:end-angle="0">
            <text:p/>
          </draw:ellipse>
          <draw:ellipse draw:style-name="gr5" draw:text-style-name="P3" draw:layer="layout" svg:width="0.3cm" svg:height="0.6cm" draw:transform="rotate (-3.14159265358979) translate (5.7cm 1.8cm)" draw:kind="arc" draw:start-angle="180" draw:end-angle="0">
            <text:p/>
          </draw:ellipse>
        </draw:g>
        <draw:g>
          <draw:line draw:style-name="gr3" draw:text-style-name="P2" draw:layer="layout" svg:x1="3.6cm" svg:y1="3.5cm" svg:x2="3.6cm" svg:y2="1.5cm">
            <text:p/>
          </draw:line>
          <draw:custom-shape draw:style-name="gr6" draw:text-style-name="P4" draw:layer="layout" svg:width="0.6cm" svg:height="0.5cm" svg:x="3.3cm" svg:y="2.3cm">
            <text:p/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3" draw:text-style-name="P2" draw:layer="layout" svg:width="0.599cm" svg:height="0.199cm" svg:x="3.3cm" svg:y="2.2cm" svg:viewBox="0 0 600 200" draw:points="100,0 0,0 0,100 600,100 600,200 500,200">
            <text:p/>
          </draw:polyline>
        </draw:g>
        <draw:line draw:style-name="gr3" draw:text-style-name="P2" draw:layer="layout" svg:x1="1.2cm" svg:y1="1.5cm" svg:x2="1.6cm" svg:y2="1.5cm">
          <text:p/>
        </draw:line>
        <draw:custom-shape draw:style-name="gr1" draw:text-style-name="P1" draw:layer="layout" svg:width="0.2cm" svg:height="0.199cm" svg:x="9.4cm" svg:y="1.40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4cm" svg:y1="1.5cm" svg:x2="6.1cm" svg:y2="1.5cm">
          <text:p/>
        </draw:line>
        <draw:g>
          <draw:line draw:style-name="gr3" draw:text-style-name="P2" draw:layer="layout" svg:x1="3.2cm" svg:y1="3.8cm" svg:x2="4cm" svg:y2="3.8cm">
            <text:p/>
          </draw:line>
          <draw:line draw:style-name="gr3" draw:text-style-name="P2" draw:layer="layout" svg:x1="3.2cm" svg:y1="3.8cm" svg:x2="3.6cm" svg:y2="4.3cm">
            <text:p/>
          </draw:line>
          <draw:line draw:style-name="gr3" draw:text-style-name="P2" draw:layer="layout" svg:x1="3.6cm" svg:y1="3.8cm" svg:x2="3.6cm" svg:y2="3.5cm">
            <text:p/>
          </draw:line>
          <draw:line draw:style-name="gr3" draw:text-style-name="P2" draw:layer="layout" svg:x1="4cm" svg:y1="3.8cm" svg:x2="3.6cm" svg:y2="4.3cm">
            <text:p/>
          </draw:line>
        </draw:g>
        <draw:g>
          <draw:line draw:style-name="gr3" draw:text-style-name="P2" draw:layer="layout" svg:x1="6.2cm" svg:y1="3.8cm" svg:x2="7cm" svg:y2="3.8cm">
            <text:p/>
          </draw:line>
          <draw:line draw:style-name="gr3" draw:text-style-name="P2" draw:layer="layout" svg:x1="6.2cm" svg:y1="3.8cm" svg:x2="6.6cm" svg:y2="4.3cm">
            <text:p/>
          </draw:line>
          <draw:line draw:style-name="gr3" draw:text-style-name="P2" draw:layer="layout" svg:x1="6.6cm" svg:y1="3.8cm" svg:x2="6.6cm" svg:y2="3.5cm">
            <text:p/>
          </draw:line>
          <draw:line draw:style-name="gr3" draw:text-style-name="P2" draw:layer="layout" svg:x1="7cm" svg:y1="3.8cm" svg:x2="6.6cm" svg:y2="4.3cm">
            <text:p/>
          </draw:line>
        </draw:g>
        <draw:line draw:style-name="gr3" draw:text-style-name="P2" draw:layer="layout" svg:x1="3.6cm" svg:y1="1.5cm" svg:x2="4.1cm" svg:y2="1.5cm">
          <text:p/>
        </draw:line>
        <draw:custom-shape draw:style-name="gr7" draw:text-style-name="P4" draw:layer="layout" svg:width="0.2cm" svg:height="0.2cm" svg:x="3.5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cm" svg:height="0.2cm" svg:x="6.5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023cm" svg:height="0.725cm" svg:x="0.07cm" svg:y="1.21cm">
          <draw:text-box>
            <text:p><text:span text:style-name="T1">+V</text:span><text:span text:style-name="T2">IN</text:span></text:p>
          </draw:text-box>
        </draw:frame>
        <draw:frame draw:style-name="gr9" draw:text-style-name="P5" draw:layer="layout" svg:width="1.205cm" svg:height="0.725cm" svg:x="9.577cm" svg:y="1.2cm">
          <draw:text-box>
            <text:p><text:span text:style-name="T1">+V</text:span><text:span text:style-name="T2">OUT</text:span></text:p>
          </draw:text-box>
        </draw:frame>
        <draw:frame draw:style-name="gr10" draw:text-style-name="P5" draw:layer="layout" svg:width="1.226cm" svg:height="0.725cm" svg:x="2cm" svg:y="0.475cm">
          <draw:text-box>
            <text:p><text:span text:style-name="T1">SW1</text:span></text:p>
          </draw:text-box>
        </draw:frame>
        <draw:frame draw:style-name="gr11" draw:text-style-name="P5" draw:layer="layout" svg:width="0.862cm" svg:height="0.725cm" svg:x="2.438cm" svg:y="2.22cm">
          <draw:text-box>
            <text:p><text:span text:style-name="T1">D1</text:span></text:p>
          </draw:text-box>
        </draw:frame>
        <draw:frame draw:style-name="gr12" draw:text-style-name="P5" draw:layer="layout" svg:width="0.815cm" svg:height="0.725cm" svg:x="4.7cm" svg:y="0.6cm">
          <draw:text-box>
            <text:p><text:span text:style-name="T1">L1</text:span></text:p>
          </draw:text-box>
        </draw:frame>
        <draw:frame draw:style-name="gr11" draw:text-style-name="P5" draw:layer="layout" svg:width="0.862cm" svg:height="0.725cm" svg:x="5.485cm" svg:y="2.2cm">
          <draw:text-box>
            <text:p><text:span text:style-name="T1">C1</text:span></text:p>
          </draw:text-box>
        </draw:frame>
        <draw:g>
          <draw:line draw:style-name="gr13" draw:text-style-name="P2" draw:layer="layout" svg:x1="8.9cm" svg:y1="3.5cm" svg:x2="8.9cm" svg:y2="3.1cm">
            <text:p/>
          </draw:line>
          <draw:line draw:style-name="gr13" draw:text-style-name="P2" draw:layer="layout" svg:x1="8.9cm" svg:y1="3.1cm" svg:x2="9.1cm" svg:y2="3cm">
            <text:p/>
          </draw:line>
          <draw:line draw:style-name="gr13" draw:text-style-name="P2" draw:layer="layout" svg:x1="8.7cm" svg:y1="2.8cm" svg:x2="9.1cm" svg:y2="3cm">
            <text:p/>
          </draw:line>
          <draw:line draw:style-name="gr13" draw:text-style-name="P2" draw:layer="layout" svg:x1="8.7cm" svg:y1="2.8cm" svg:x2="9.1cm" svg:y2="2.6cm">
            <text:p/>
          </draw:line>
          <draw:line draw:style-name="gr13" draw:text-style-name="P2" draw:layer="layout" svg:x1="8.7cm" svg:y1="2.4cm" svg:x2="9.1cm" svg:y2="2.6cm">
            <text:p/>
          </draw:line>
          <draw:line draw:style-name="gr13" draw:text-style-name="P2" draw:layer="layout" svg:x1="8.7cm" svg:y1="2.4cm" svg:x2="9.1cm" svg:y2="2.2cm">
            <text:p/>
          </draw:line>
          <draw:line draw:style-name="gr13" draw:text-style-name="P2" draw:layer="layout" svg:x1="8.7cm" svg:y1="2cm" svg:x2="9.1cm" svg:y2="2.2cm">
            <text:p/>
          </draw:line>
          <draw:line draw:style-name="gr13" draw:text-style-name="P2" draw:layer="layout" svg:x1="8.7cm" svg:y1="2cm" svg:x2="8.9cm" svg:y2="1.9cm">
            <text:p/>
          </draw:line>
          <draw:line draw:style-name="gr13" draw:text-style-name="P2" draw:layer="layout" svg:x1="8.9cm" svg:y1="1.9cm" svg:x2="8.9cm" svg:y2="1.5cm">
            <text:p/>
          </draw:line>
        </draw:g>
        <draw:g>
          <draw:line draw:style-name="gr3" draw:text-style-name="P2" draw:layer="layout" svg:x1="8.5cm" svg:y1="3.8cm" svg:x2="9.3cm" svg:y2="3.8cm">
            <text:p/>
          </draw:line>
          <draw:line draw:style-name="gr3" draw:text-style-name="P2" draw:layer="layout" svg:x1="8.5cm" svg:y1="3.8cm" svg:x2="8.9cm" svg:y2="4.3cm">
            <text:p/>
          </draw:line>
          <draw:line draw:style-name="gr3" draw:text-style-name="P2" draw:layer="layout" svg:x1="8.9cm" svg:y1="3.8cm" svg:x2="8.9cm" svg:y2="3.5cm">
            <text:p/>
          </draw:line>
          <draw:line draw:style-name="gr3" draw:text-style-name="P2" draw:layer="layout" svg:x1="9.3cm" svg:y1="3.8cm" svg:x2="8.9cm" svg:y2="4.3cm">
            <text:p/>
          </draw:line>
        </draw:g>
        <draw:frame draw:style-name="gr14" draw:text-style-name="P5" draw:layer="layout" svg:width="1.154cm" svg:height="0.725cm" svg:x="9cm" svg:y="2.2cm">
          <draw:text-box>
            <text:p><text:span text:style-name="T1">R</text:span><text:span text:style-name="T2">LOAD</text:span></text:p>
          </draw:text-box>
        </draw:frame>
        <draw:line draw:style-name="gr15" draw:text-style-name="P6" draw:layer="layout" svg:x1="8.3cm" svg:y1="3.6cm" svg:x2="8.4cm" svg:y2="3.5cm">
          <text:p/>
        </draw:line>
        <draw:line draw:style-name="gr15" draw:text-style-name="P6" draw:layer="layout" svg:x1="8.2cm" svg:y1="3.5cm" svg:x2="8.3cm" svg:y2="3.6cm">
          <text:p/>
        </draw:line>
        <draw:frame draw:style-name="gr12" draw:text-style-name="P5" draw:layer="layout" svg:width="0.815cm" svg:height="0.725cm" svg:x="7.985cm" svg:y="1.5cm">
          <draw:text-box>
            <text:p><text:span text:style-name="T1">I</text:span></text:p>
          </draw:text-box>
        </draw:frame>
        <draw:path draw:style-name="gr15" draw:text-style-name="P6" draw:layer="layout" svg:width="1.799cm" svg:height="4.218cm" draw:transform="rotate (1.5707963267949) translate (4.0810650887574cm 3.6cm)" svg:viewBox="0 0 1800 4219" svg:d="M0 19c1300 0 1800-200 1800 700s0 2400 0 2900-300 600-500 600-1300 0-1300 0">
          <text:p/>
        </draw:path>
        <draw:custom-shape draw:style-name="gr7" draw:text-style-name="P4" draw:layer="layout" svg:width="0.2cm" svg:height="0.2cm" svg:x="8.8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7T20:26:34.210000000</meta:creation-date>
    <dc:date>2021-08-22T19:57:46.266000000</dc:date>
    <meta:editing-duration>PT7H10M53S</meta:editing-duration>
    <meta:editing-cycles>9</meta:editing-cycles>
    <meta:generator>LibreOffice/7.1.4.2$Windows_X86_64 LibreOffice_project/a529a4fab45b75fefc5b6226684193eb000654f6</meta:generator>
    <meta:document-statistic meta:object-count="66"/>
  </office:meta>
</office:document-meta>
</file>